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3">getestet mit: </text:p>
            <text:p text:style-name="P3"><text:tab/>Win7 (LO 4.3.5.2 und OO 4.1.1) </text:p>
            <text:p text:style-name="P3"><text:tab/>Ubuntu 14.04 (LO 4.2.8.2), </text:p>
            <text:p text:style-name="P3"><text:tab/>Kubuntu 14.04 KDE 4.13.3 (LO 4.2.7.2, OO 4.1.1)</text:p>
            <text:p text:style-name="P3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2"><text:span text:style-name="T2">Organon ist ein Werkzeug für eine</text:span> </text:p>
            <text:p text:style-name="P5">übersichtliche Navigation zwischen </text:p>
            <text:p text:style-name="P5">Texten in Writer.</text:p>
            <text:p text:style-name="P5">(OpenOffice und LibreOffice)</text:p>
            <text:p text:style-name="P4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2:45:23.810000000</meta:creation-date>
    <dc:date>2015-06-29T12:45:34.488000000</dc:date>
    <meta:editing-duration>PT11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4.3.2$Windows_x86 LibreOffice_project/88805f81e9fe61362df02b9941de8e38a9b5fd16</meta:generator>
    <meta:user-defined meta:name="ProjektName">Organon Handbuch</meta:user-defined>
  </office:meta>
</office:document-meta>
</file>